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T1" style:family="text">
      <style:text-properties fo:font-variant="normal" fo:text-transform="none" fo:color="#59636e" loext:opacity="100%" style:font-name="apple-system" fo:font-size="1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ortReader 1.0 – User Manual</text:span></text:h>
      <text:p text:style-name="Text_20_body"><text:span text:style-name="Strong_20_Emphasis">Created by: david-marin-0xff </text:span></text:p>
      <text:p text:style-name="Horizontal_20_Line"/>
      <text:h text:style-name="Heading_20_2" text:outline-level="2"><text:span text:style-name="Strong_20_Emphasis">1. Technical Specifications</text:span></text:h>
      <text:list text:style-name="L1">
        <text:list-item>
          <text:p text:style-name="P1"><text:span text:style-name="Strong_20_Emphasis">Language:</text:span> C#</text:p>
        </text:list-item>
        <text:list-item>
          <text:p text:style-name="P1"><text:span text:style-name="Strong_20_Emphasis">Framework:</text:span> .NET 8 (WinForms)</text:p>
        </text:list-item>
        <text:list-item>
          <text:p text:style-name="P1"><text:span text:style-name="Strong_20_Emphasis">Type:</text:span> Windows Desktop Application</text:p>
        </text:list-item>
        <text:list-item>
          <text:p text:style-name="P1"><text:span text:style-name="Strong_20_Emphasis">Architecture:</text:span> 64-bit (win-x64)</text:p>
        </text:list-item>
        <text:list-item>
          <text:p text:style-name="P1"><text:span text:style-name="Strong_20_Emphasis">Packaging:</text:span> Single, self-contained .exe (plug-and-play)</text:p>
        </text:list-item>
        <text:list-item>
          <text:p text:style-name="P1"><text:span text:style-name="Strong_20_Emphasis">Dependencies:</text:span> None (uses built-in Windows APIs, <text:span text:style-name="Source_20_Text">netstat</text:span>, Process, and WMI)</text:p>
        </text:list-item>
        <text:list-item>
          <text:p text:style-name="P1"><text:span text:style-name="Strong_20_Emphasis">Functionality:</text:span></text:p>
          <text:list>
            <text:list-item>
              <text:p text:style-name="P1">Monitors TCP and UDP ports in real time.</text:p>
            </text:list-item>
            <text:list-item>
              <text:p text:style-name="P1">Maps connections to their respective process IDs (PIDs).</text:p>
            </text:list-item>
            <text:list-item>
              <text:p text:style-name="P1">Shows detailed process information, including executable path and linked Windows services.</text:p>
            </text:list-item>
            <text:list-item>
              <text:p text:style-name="P1">Tracks CPU and RAM usage continuously.</text:p>
            </text:list-item>
            <text:list-item>
              <text:p text:style-name="P1">Offers color schemes for the interface.</text:p>
            </text:list-item>
            <text:list-item>
              <text:p text:style-name="P1">Allows exporting logs to CSV on demand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User Interface Overview</text:span></text:h>
      <text:list text:style-name="L2">
        <text:list-item>
          <text:p text:style-name="P2"><text:span text:style-name="Strong_20_Emphasis">CPU Usage Label:</text:span> Displays the current total CPU usage (%) of your system. Quickly identify if a process or multiple connections are overloading the CPU.</text:p>
        </text:list-item>
        <text:list-item>
          <text:p text:style-name="P2"><text:span text:style-name="Strong_20_Emphasis">Available RAM Label:</text:span> Shows free system memory in MB. Helps you monitor memory usage trends and avoid slowdowns.</text:p>
        </text:list-item>
        <text:list-item>
          <text:p text:style-name="P2"><text:span text:style-name="Strong_20_Emphasis">Main Grid (DataGridView):</text:span> Lists all active TCP/UDP connections, their state, and associated processes. Acts as the central control panel for network monitoring.</text:p>
        </text:list-item>
        <text:list-item>
          <text:p text:style-name="P2"><text:span text:style-name="Strong_20_Emphasis">Explanation Box:</text:span> Shows detailed information about the currently selected row. Provides context without leaving the main interface.</text:p>
        </text:list-item>
        <text:list-item>
          <text:p text:style-name="P2"><text:span text:style-name="Strong_20_Emphasis">Settings Button:</text:span> Opens a popup window for:</text:p>
          <text:list>
            <text:list-item>
              <text:p text:style-name="P2"><text:soft-page-break/>Filtering connections.</text:p>
            </text:list-item>
            <text:list-item>
              <text:p text:style-name="P2">Selecting color schemes.</text:p>
            </text:list-item>
            <text:list-item>
              <text:p text:style-name="P2">Exporting current logs to CSV.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Grid Columns Explained </text:span></text:h>
      <text:p text:style-name="Horizontal_20_Line"/>
      <text:h text:style-name="Heading_20_3" text:outline-level="3"><text:span text:style-name="Strong_20_Emphasis">1. Port</text:span></text:h>
      <text:list text:style-name="L3">
        <text:list-item>
          <text:p text:style-name="P3"><text:span text:style-name="Strong_20_Emphasis">Technical Explanation:</text:span></text:p>
          <text:list>
            <text:list-item>
              <text:p text:style-name="P3">The <text:span text:style-name="Strong_20_Emphasis">local port</text:span> is the numeric identifier for a connection endpoint on your computer. Each process that communicates over TCP/UDP binds to a port. Ports range from 0–65535.</text:p>
            </text:list-item>
            <text:list-item>
              <text:p text:style-name="P3"><text:span text:style-name="Strong_20_Emphasis">Well-known ports:</text:span> 0–1023 (e.g., 80 = HTTP, 443 = HTTPS).</text:p>
            </text:list-item>
            <text:list-item>
              <text:p text:style-name="P3"><text:span text:style-name="Strong_20_Emphasis">Registered ports:</text:span> 1024–49151, assigned to specific applications.</text:p>
            </text:list-item>
            <text:list-item>
              <text:p text:style-name="P3"><text:span text:style-name="Strong_20_Emphasis">Dynamic/Ephemeral ports:</text:span> 49152–65535, used temporarily by client applications.</text:p>
            </text:list-item>
          </text:list>
        </text:list-item>
        <text:list-item>
          <text:p text:style-name="P3"><text:span text:style-name="Strong_20_Emphasis">Beginner Explanation:</text:span> Imagine your computer as a building with thousands of doors. Each door has a number (port). Applications enter and exit through these doors.</text:p>
        </text:list-item>
        <text:list-item>
          <text:p text:style-name="P3"><text:span text:style-name="Strong_20_Emphasis">Practical Tip / Example:</text:span></text:p>
          <text:list>
            <text:list-item>
              <text:p text:style-name="P3">Browsers use ephemeral ports to connect to websites.</text:p>
            </text:list-item>
            <text:list-item>
              <text:p text:style-name="P3">Servers (like Apache or SQL Server) listen on fixed ports.</text:p>
            </text:list-item>
            <text:list-item>
              <text:p text:style-name="P3">Troubleshooting: If two applications attempt to use the same port, one will fail. Use this column to identify conflic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rotocol</text:span></text:h>
      <text:list text:style-name="L4">
        <text:list-item>
          <text:p text:style-name="P4"><text:span text:style-name="Strong_20_Emphasis">Technical Explanation:</text:span></text:p>
          <text:list>
            <text:list-item>
              <text:p text:style-name="P4">Shows whether the connection uses <text:span text:style-name="Strong_20_Emphasis">TCP</text:span> or <text:span text:style-name="Strong_20_Emphasis">UDP</text:span>.</text:p>
            </text:list-item>
            <text:list-item>
              <text:p text:style-name="P4">TCP ensures reliable delivery using handshake, sequencing, and retransmission.</text:p>
            </text:list-item>
            <text:list-item>
              <text:p text:style-name="P4">UDP is faster but does not guarantee delivery.</text:p>
            </text:list-item>
          </text:list>
        </text:list-item>
        <text:list-item>
          <text:p text:style-name="P4"><text:span text:style-name="Strong_20_Emphasis">Beginner Explanation:</text:span> TCP is like sending a registered letter with confirmation. UDP is like tossing a message in a bottle—it might arrive, it might not.</text:p>
        </text:list-item>
        <text:list-item>
          <text:p text:style-name="P4"><text:span text:style-name="Strong_20_Emphasis">Practical Tip / Example:</text:span></text:p>
          <text:list>
            <text:list-item>
              <text:p text:style-name="P4"><text:soft-page-break/>TCP is used for email, web browsing, and database connections.</text:p>
            </text:list-item>
            <text:list-item>
              <text:p text:style-name="P4">UDP is used for streaming video, online games, or VoIP calls.</text:p>
            </text:list-item>
            <text:list-item>
              <text:p text:style-name="P4">High numbers of UDP connections may indicate streaming apps or DNS lookup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tate</text:span></text:h>
      <text:list text:style-name="L5">
        <text:list-item>
          <text:p text:style-name="P5"><text:span text:style-name="Strong_20_Emphasis">Technical Explanation:</text:span></text:p>
          <text:list>
            <text:list-item>
              <text:p text:style-name="P5">Represents the <text:span text:style-name="Strong_20_Emphasis">current status</text:span> of a TCP connection.</text:p>
            </text:list-item>
            <text:list-item>
              <text:p text:style-name="P5"><text:span text:style-name="Strong_20_Emphasis">Common TCP states:</text:span></text:p>
              <text:list>
                <text:list-item>
                  <text:p text:style-name="P5"><text:span text:style-name="Strong_20_Emphasis">LISTENING:</text:span> Ready to accept connections.</text:p>
                </text:list-item>
                <text:list-item>
                  <text:p text:style-name="P5"><text:span text:style-name="Strong_20_Emphasis">SYN_SENT / SYN_RECEIVED:</text:span> Handshaking in progress.</text:p>
                </text:list-item>
                <text:list-item>
                  <text:p text:style-name="P5"><text:span text:style-name="Strong_20_Emphasis">ESTABLISHED:</text:span> Active data transfer.</text:p>
                </text:list-item>
                <text:list-item>
                  <text:p text:style-name="P5"><text:span text:style-name="Strong_20_Emphasis">CLOSE_WAIT / TIME_WAIT:</text:span> Connection closing or waiting to fully close.</text:p>
                </text:list-item>
              </text:list>
            </text:list-item>
            <text:list-item>
              <text:p text:style-name="P5">UDP typically has no state, shown as NONE or blank.</text:p>
            </text:list-item>
          </text:list>
        </text:list-item>
        <text:list-item>
          <text:p text:style-name="P5"><text:span text:style-name="Strong_20_Emphasis">Beginner Explanation:</text:span> The state tells you whether the “door” is open, someone is inside, or the door is closing.</text:p>
        </text:list-item>
        <text:list-item>
          <text:p text:style-name="P5"><text:span text:style-name="Strong_20_Emphasis">Practical Tip / Example:</text:span></text:p>
          <text:list>
            <text:list-item>
              <text:p text:style-name="P5">LISTENING → a server waiting for clients.</text:p>
            </text:list-item>
            <text:list-item>
              <text:p text:style-name="P5">ESTABLISHED → active communication with a remote machine.</text:p>
            </text:list-item>
            <text:list-item>
              <text:p text:style-name="P5">CloseWait / TIME_WAIT → system is cleaning up old connection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LocalIP</text:span></text:h>
      <text:list text:style-name="L6">
        <text:list-item>
          <text:p text:style-name="P6"><text:span text:style-name="Strong_20_Emphasis">Technical Explanation:</text:span></text:p>
          <text:list>
            <text:list-item>
              <text:p text:style-name="P6">The IP address on your computer that is bound to the port.</text:p>
            </text:list-item>
            <text:list-item>
              <text:p text:style-name="P6">On multi-homed computers (Wi-Fi + Ethernet + VPN), each adapter has its own IP.</text:p>
            </text:list-item>
          </text:list>
        </text:list-item>
        <text:list-item>
          <text:p text:style-name="P6"><text:span text:style-name="Strong_20_Emphasis">Beginner Explanation:</text:span> Shows which “network face” your computer is using.</text:p>
        </text:list-item>
        <text:list-item>
          <text:p text:style-name="P6"><text:span text:style-name="Strong_20_Emphasis">Practical Tip / Example:</text:span></text:p>
          <text:list>
            <text:list-item>
              <text:p text:style-name="P6"><text:span text:style-name="Source_20_Text">127.0.0.1</text:span> → internal, local-only communication.</text:p>
            </text:list-item>
            <text:list-item>
              <text:p text:style-name="P6"><text:span text:style-name="Source_20_Text">192.168.x.x</text:span> → LAN communication.</text:p>
            </text:list-item>
            <text:list-item>
              <text:p text:style-name="P6">Multiple IPs → multiple network adapters; helps you identify which adapter is used.</text:p>
            </text:list-item>
            <text:list-item>
              <text:p text:style-name="P6"><text:soft-page-break/>Troubleshooting: If a service is not reachable from another machine, check if LocalIP is cor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LocalPort</text:span></text:h>
      <text:list text:style-name="L7">
        <text:list-item>
          <text:p text:style-name="P7"><text:span text:style-name="Strong_20_Emphasis">Technical Explanation:</text:span></text:p>
          <text:list>
            <text:list-item>
              <text:p text:style-name="P7">The <text:span text:style-name="Strong_20_Emphasis">specific port on your machine</text:span> used for this connection.</text:p>
            </text:list-item>
            <text:list-item>
              <text:p text:style-name="P7">Can differ from Port column in complex scenarios like multiple bindings or NAT.</text:p>
            </text:list-item>
          </text:list>
        </text:list-item>
        <text:list-item>
          <text:p text:style-name="P7"><text:span text:style-name="Strong_20_Emphasis">Beginner Explanation:</text:span> This is the exact “door” number on your computer that a process is using.</text:p>
        </text:list-item>
        <text:list-item>
          <text:p text:style-name="P7"><text:span text:style-name="Strong_20_Emphasis">Practical Tip / Example:</text:span></text:p>
          <text:list>
            <text:list-item>
              <text:p text:style-name="P7">Check ephemeral ports for outgoing connections.</text:p>
            </text:list-item>
            <text:list-item>
              <text:p text:style-name="P7">Check fixed ports for servers listening on a machine.</text:p>
            </text:list-item>
            <text:list-item>
              <text:p text:style-name="P7">Port conflicts: Two apps trying to bind to the same port will fail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RemoteIP</text:span></text:h>
      <text:list text:style-name="L8">
        <text:list-item>
          <text:p text:style-name="P8"><text:span text:style-name="Strong_20_Emphasis">Technical Explanation:</text:span></text:p>
          <text:list>
            <text:list-item>
              <text:p text:style-name="P8">The IP address of the <text:span text:style-name="Strong_20_Emphasis">remote peer</text:span> in the connection.</text:p>
            </text:list-item>
          </text:list>
        </text:list-item>
        <text:list-item>
          <text:p text:style-name="P8"><text:span text:style-name="Strong_20_Emphasis">Beginner Explanation:</text:span> Shows <text:span text:style-name="Strong_20_Emphasis">who your computer is talking to</text:span>.</text:p>
        </text:list-item>
        <text:list-item>
          <text:p text:style-name="P8"><text:span text:style-name="Strong_20_Emphasis">Practical Tip / Example:</text:span></text:p>
          <text:list>
            <text:list-item>
              <text:p text:style-name="P8"><text:span text:style-name="Source_20_Text">0.0.0.0</text:span> or <text:span text:style-name="Source_20_Text">*</text:span> → any address, usually for listening ports.</text:p>
            </text:list-item>
            <text:list-item>
              <text:p text:style-name="P8">For established connections → shows the web server, another computer, or external service.</text:p>
            </text:list-item>
            <text:list-item>
              <text:p text:style-name="P8">If unknown or suspicious → investigate, may indicate malware or unwanted access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RemotePort</text:span></text:h>
      <text:list text:style-name="L9">
        <text:list-item>
          <text:p text:style-name="P9"><text:span text:style-name="Strong_20_Emphasis">Technical Explanation:</text:span></text:p>
          <text:list>
            <text:list-item>
              <text:p text:style-name="P9">The <text:span text:style-name="Strong_20_Emphasis">port on the remote machine</text:span> being used.</text:p>
            </text:list-item>
            <text:list-item>
              <text:p text:style-name="P9">For listening ports, this is often <text:span text:style-name="Source_20_Text">*</text:span> because the remote hasn’t connected yet.</text:p>
            </text:list-item>
          </text:list>
        </text:list-item>
        <text:list-item>
          <text:p text:style-name="P9"><text:span text:style-name="Strong_20_Emphasis">Beginner Explanation:</text:span> Shows which “door” on the other computer your computer is using to talk.</text:p>
        </text:list-item>
        <text:list-item>
          <text:p text:style-name="P9"><text:soft-page-break/><text:span text:style-name="Strong_20_Emphasis">Practical Tip / Example:</text:span></text:p>
          <text:list>
            <text:list-item>
              <text:p text:style-name="P9">Standard services: 80 (HTTP), 443 (HTTPS), 22 (SSH).</text:p>
            </text:list-item>
            <text:list-item>
              <text:p text:style-name="P9">Unexpected remote ports → could indicate unusual traffic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PID</text:span></text:h>
      <text:list text:style-name="L10">
        <text:list-item>
          <text:p text:style-name="P10"><text:span text:style-name="Strong_20_Emphasis">Technical Explanation:</text:span></text:p>
          <text:list>
            <text:list-item>
              <text:p text:style-name="P10">Unique <text:span text:style-name="Strong_20_Emphasis">Process ID</text:span> assigned by Windows to each running process.</text:p>
            </text:list-item>
          </text:list>
        </text:list-item>
        <text:list-item>
          <text:p text:style-name="P10"><text:span text:style-name="Strong_20_Emphasis">Beginner Explanation:</text:span> Think of this as a badge or ID card for the program using the connection.</text:p>
        </text:list-item>
        <text:list-item>
          <text:p text:style-name="P10"><text:span text:style-name="Strong_20_Emphasis">Practical Tip / Example:</text:span></text:p>
          <text:list>
            <text:list-item>
              <text:p text:style-name="P10">Use PID to locate a process in Task Manager.</text:p>
            </text:list-item>
            <text:list-item>
              <text:p text:style-name="P10">High PID number → newer process.</text:p>
            </text:list-item>
            <text:list-item>
              <text:p text:style-name="P10">Can cross-reference with CPU/memory usage to identify heavy users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Process</text:span></text:h>
      <text:list text:style-name="L11">
        <text:list-item>
          <text:p text:style-name="P11"><text:span text:style-name="Strong_20_Emphasis">Technical Explanation:</text:span></text:p>
          <text:list>
            <text:list-item>
              <text:p text:style-name="P11">The <text:span text:style-name="Strong_20_Emphasis">name of the executable</text:span> owning the connection.</text:p>
            </text:list-item>
          </text:list>
        </text:list-item>
        <text:list-item>
          <text:p text:style-name="P11"><text:span text:style-name="Strong_20_Emphasis">Beginner Explanation:</text:span> Which program is using the door (port) on your computer.</text:p>
        </text:list-item>
        <text:list-item>
          <text:p text:style-name="P11"><text:span text:style-name="Strong_20_Emphasis">Practical Tip / Example:</text:span></text:p>
          <text:list>
            <text:list-item>
              <text:p text:style-name="P11"><text:span text:style-name="Source_20_Text">chrome.exe</text:span> → browser connections.</text:p>
            </text:list-item>
            <text:list-item>
              <text:p text:style-name="P11"><text:span text:style-name="Source_20_Text">svchost.exe</text:span> → Windows services.</text:p>
            </text:list-item>
            <text:list-item>
              <text:p text:style-name="P11">Unknown executables → investigate for malware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ProcessPath</text:span></text:h>
      <text:list text:style-name="L12">
        <text:list-item>
          <text:p text:style-name="P12"><text:span text:style-name="Strong_20_Emphasis">Technical Explanation:</text:span></text:p>
          <text:list>
            <text:list-item>
              <text:p text:style-name="P12">Full path to the executable file.</text:p>
            </text:list-item>
          </text:list>
        </text:list-item>
        <text:list-item>
          <text:p text:style-name="P12"><text:span text:style-name="Strong_20_Emphasis">Beginner Explanation:</text:span> Shows <text:span text:style-name="Strong_20_Emphasis">where the program lives on your computer</text:span>.</text:p>
        </text:list-item>
        <text:list-item>
          <text:p text:style-name="P12"><text:span text:style-name="Strong_20_Emphasis">Practical Tip / Example:</text:span></text:p>
          <text:list>
            <text:list-item>
              <text:p text:style-name="P12">Legitimate paths: <text:span text:style-name="Source_20_Text">C:\Program Files\...</text:span>.</text:p>
            </text:list-item>
            <text:list-item>
              <text:p text:style-name="P12"><text:soft-page-break/>Suspicious paths: <text:span text:style-name="Source_20_Text">C:\Windows\Temp\weird.exe</text:span>.</text:p>
            </text:list-item>
            <text:list-item>
              <text:p text:style-name="P12">Useful for forensic investigations or verifying software legitimacy.</text:p>
            </text:list-item>
          </text:list>
        </text:list-item>
      </text:list>
      <text:p text:style-name="Horizontal_20_Line"/>
      <text:h text:style-name="Heading_20_3" text:outline-level="3"><text:span text:style-name="Strong_20_Emphasis">11. Service</text:span></text:h>
      <text:list text:style-name="L13">
        <text:list-item>
          <text:p text:style-name="P13"><text:span text:style-name="Strong_20_Emphasis">Technical Explanation:</text:span></text:p>
          <text:list>
            <text:list-item>
              <text:p text:style-name="P13">Windows Service associated with the process, if any.</text:p>
            </text:list-item>
          </text:list>
        </text:list-item>
        <text:list-item>
          <text:p text:style-name="P13"><text:span text:style-name="Strong_20_Emphasis">Beginner Explanation:</text:span> Some programs are system services running in the background.</text:p>
        </text:list-item>
        <text:list-item>
          <text:p text:style-name="P13"><text:span text:style-name="Strong_20_Emphasis">Practical Tip / Example:</text:span></text:p>
          <text:list>
            <text:list-item>
              <text:p text:style-name="P13"><text:span text:style-name="Source_20_Text">W32Time</text:span> → Windows Time Service.</text:p>
            </text:list-item>
            <text:list-item>
              <text:p text:style-name="P13"><text:span text:style-name="Source_20_Text">Dhcp</text:span> → DHCP client service.</text:p>
            </text:list-item>
            <text:list-item>
              <text:p text:style-name="P13">Helps differentiate user applications from system-level process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Additional Tips</text:span></text:h>
      <text:list text:style-name="L14">
        <text:list-item>
          <text:p text:style-name="P14"><text:span text:style-name="Strong_20_Emphasis">Sorting Columns:</text:span> Click column headers in PortReader to sort connections by port, PID, or protocol.</text:p>
        </text:list-item>
        <text:list-item>
          <text:p text:style-name="P14"><text:span text:style-name="Strong_20_Emphasis">Filtering:</text:span> Use the Settings popup to filter by TCP, UDP, Listening, or Established.</text:p>
        </text:list-item>
        <text:list-item>
          <text:p text:style-name="P14"><text:span text:style-name="Strong_20_Emphasis">Investigating Suspicious Connections:</text:span> Cross-reference <text:span text:style-name="Strong_20_Emphasis">RemoteIP, Process, ProcessPath, and Service</text:span>.</text:p>
        </text:list-item>
        <text:list-item>
          <text:p text:style-name="P14"><text:span text:style-name="Strong_20_Emphasis">Exporting Logs:</text:span> Use CSV export for audits or troubleshooting.</text:p>
        </text:list-item>
      </text:list>
      <text:p text:style-name="Horizontal_20_Line"/>
      <text:p text:style-name="Text_20_body">💡 <text:span text:style-name="Strong_20_Emphasis">Beginner’s Metaphor Summary:</text:span></text:p>
      <text:list text:style-name="L15">
        <text:list-item>
          <text:p text:style-name="P15"><text:span text:style-name="Strong_20_Emphasis">Port/LocalPort:</text:span> Your computer’s doors.</text:p>
        </text:list-item>
        <text:list-item>
          <text:p text:style-name="P15"><text:span text:style-name="Strong_20_Emphasis">LocalIP:</text:span> Which wall the door is on.</text:p>
        </text:list-item>
        <text:list-item>
          <text:p text:style-name="P15"><text:span text:style-name="Strong_20_Emphasis">RemoteIP/RemotePort:</text:span> Who you’re talking to and through which door.</text:p>
        </text:list-item>
        <text:list-item>
          <text:p text:style-name="P15"><text:span text:style-name="Strong_20_Emphasis">PID/Process/ProcessPath:</text:span> Who is opening the door.</text:p>
        </text:list-item>
        <text:list-item>
          <text:p text:style-name="P15"><text:span text:style-name="Strong_20_Emphasis">State:</text:span> What’s happening at that door.</text:p>
        </text:list-item>
        <text:list-item>
          <text:p text:style-name="P15"><text:span text:style-name="Strong_20_Emphasis">Protocol:</text:span> How the conversation happens (formal letter vs. postcard).</text:p>
        </text:list-item>
        <text:list-item>
          <text:p text:style-name="P15"><text:span text:style-name="Strong_20_Emphasis">Service:</text:span> Background staff managing doors.</text:p>
        </text:list-item>
      </text:list>
      <text:p text:style-name="Text_20_body"><text:span text:style-name="Strong_20_Emphasis"/></text:p>
      <text:p text:style-name="Horizontal_20_Line"/>
      <text:h text:style-name="Heading_20_2" text:outline-level="2"><text:soft-page-break/><text:span text:style-name="Strong_20_Emphasis">4. Settings Popup</text:span></text:h>
      <text:list text:style-name="L16">
        <text:list-item>
          <text:p text:style-name="P16"><text:span text:style-name="Strong_20_Emphasis">Filter Dropdown:</text:span> Choose to display:</text:p>
          <text:list>
            <text:list-item>
              <text:p text:style-name="P16">All connections</text:p>
            </text:list-item>
            <text:list-item>
              <text:p text:style-name="P16">TCP only</text:p>
            </text:list-item>
            <text:list-item>
              <text:p text:style-name="P16">UDP only</text:p>
            </text:list-item>
            <text:list-item>
              <text:p text:style-name="P16">Listening only</text:p>
            </text:list-item>
            <text:list-item>
              <text:p text:style-name="P16">Established only</text:p>
            </text:list-item>
          </text:list>
        </text:list-item>
        <text:list-item>
          <text:p text:style-name="P16"><text:span text:style-name="Strong_20_Emphasis">Color Scheme Dropdown:</text:span> Select visual theme: Light, Dark, Blue, Green, High Contrast.</text:p>
        </text:list-item>
        <text:list-item>
          <text:p text:style-name="P16"><text:span text:style-name="Strong_20_Emphasis">Export CSV Button:</text:span> Saves current grid view to a CSV file for logs or analysis.</text:p>
        </text:list-item>
        <text:list-item>
          <text:p text:style-name="P16"><text:span text:style-name="Strong_20_Emphasis">Close Button:</text:span> Closes the popup.</text:p>
        </text:list-item>
      </text:list>
      <text:p text:style-name="Horizontal_20_Line"/>
      <text:h text:style-name="Heading_20_2" text:outline-level="2"><text:span text:style-name="Strong_20_Emphasis">5. How to Use PortReader (Beginner Guide)</text:span></text:h>
      <text:list text:style-name="L17">
        <text:list-item>
          <text:p text:style-name="P17">Double-click <text:span text:style-name="Source_20_Text">PortReader.exe</text:span> to launch the app.</text:p>
        </text:list-item>
        <text:list-item>
          <text:p text:style-name="P17">Observe active ports in the grid; new connections update automatically.</text:p>
        </text:list-item>
        <text:list-item>
          <text:p text:style-name="P17">Click a row to view more details in the explanation box.</text:p>
        </text:list-item>
        <text:list-item>
          <text:p text:style-name="P17">Double-click a row to open full process information.</text:p>
        </text:list-item>
        <text:list-item>
          <text:p text:style-name="P17">Open Settings to filter connections, choose color schemes, or export logs.</text:p>
        </text:list-item>
        <text:list-item>
          <text:p text:style-name="P17">Close the app with the X button when finished.</text:p>
        </text:list-item>
      </text:list>
      <text:p text:style-name="Horizontal_20_Line"/>
      <text:h text:style-name="Heading_20_2" text:outline-level="2"><text:span text:style-name="Strong_20_Emphasis">6. Performance Notes</text:span></text:h>
      <text:list text:style-name="L18">
        <text:list-item>
          <text:p text:style-name="P18">Initial CPU usage spike up to <text:span text:style-name="Strong_20_Emphasis">35%</text:span> is normal as data loads.</text:p>
        </text:list-item>
        <text:list-item>
          <text:p text:style-name="P18">Stable CPU usage should average <text:span text:style-name="Strong_20_Emphasis">5–10%</text:span>.</text:p>
        </text:list-item>
        <text:list-item>
          <text:p text:style-name="P18">Refresh intervals:</text:p>
          <text:list>
            <text:list-item>
              <text:p text:style-name="P18">Ports: 5 seconds</text:p>
            </text:list-item>
            <text:list-item>
              <text:p text:style-name="P18">CPU/RAM: 1 second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Tips &amp; Tricks</text:span></text:h>
      <text:list text:style-name="L19">
        <text:list-item>
          <text:p text:style-name="P19">Refresh manually with the Refresh button for immediate updates.</text:p>
        </text:list-item>
        <text:list-item>
          <text:p text:style-name="P19"><text:soft-page-break/>Double-click rows for process inspection.</text:p>
        </text:list-item>
        <text:list-item>
          <text:p text:style-name="P19">Choose a color scheme comfortable for long monitoring sessions.</text:p>
        </text:list-item>
        <text:list-item>
          <text:p text:style-name="P19">Export logs to CSV for record-keeping or troubleshooting.</text:p>
        </text:list-item>
      </text:list>
      <text:p text:style-name="Horizontal_20_Line"/>
      <text:h text:style-name="Heading_20_2" text:outline-level="2"><text:span text:style-name="Strong_20_Emphasis">8. Credits</text:span></text:h>
      <text:list text:style-name="L20">
        <text:list-item>
          <text:p text:style-name="P20"><text:span text:style-name="Strong_20_Emphasis">Developer:</text:span> david-marin-0xff </text:p>
        </text:list-item>
        <text:list-item>
          <text:p text:style-name="P20"><text:span text:style-name="Strong_20_Emphasis">Tools &amp; Language:</text:span> C# / WinForms / .NET 8</text:p>
        </text:list-item>
        <text:list-item>
          <text:p text:style-name="P20"><text:span text:style-name="Strong_20_Emphasis">Purpose:</text:span> Network monitoring, process mapping, and system resource tracking for Window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5T01:15:37.740000000</meta:creation-date>
    <dc:date>2025-11-15T01:12:30.830000000</dc:date>
    <meta:editing-duration>PT3M16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8" meta:paragraph-count="173" meta:word-count="1420" meta:character-count="8551" meta:non-whitespace-character-count="7456"/>
  </office:meta>
</office:document-meta>
</file>